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text-properties officeooo:paragraph-rsid="0017ba7a"/>
    </style:style>
    <style:style style:name="T1" style:family="text">
      <style:text-properties fo:font-style="italic" style:font-style-asian="italic"/>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 Chapter - Missions</text:p>
      <text:list xml:id="list2240497870" text:style-name="L1">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introduction-to-this-writing" text:style-name="Internet_20_link" text:visited-style-name="Visited_20_Internet_20_Link"><text:span text:style-name="Definition">Introduction to This Writing</text:span></text:a></text:p>
          <text:list text:style-name="L2">
            <text:list-item>
              <text:p text:style-name="P5"><text:a xlink:type="simple" xlink:href="#recap-on-game-design-patterns--" text:style-name="Internet_20_link" text:visited-style-name="Visited_20_Internet_20_Link"><text:span text:style-name="Definition">Recap on Game Design Patterns -</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3">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item>
              <text:p text:style-name="P6"><text:a xlink:type="simple" xlink:href="#describing-design-stages-for-this-pair-beyond-this-interaction" text:style-name="Internet_20_link" text:visited-style-name="Visited_20_Internet_20_Link"><text:span text:style-name="Definition">Describing design stages for this pair beyond this interaction</text:span></text:a></text:p>
            </text:list-item>
          </text:list>
        </text:list-item>
        <text:list-item>
          <text:p text:style-name="P4"><text:a xlink:type="simple" xlink:href="#identifying-the-implementation-of-gdp-as-a-key-unit-of-analysis" text:style-name="Internet_20_link" text:visited-style-name="Visited_20_Internet_20_Link"><text:span text:style-name="Definition">Identifying the implementation of GDP as a key unit of Analysis</text:span></text:a></text:p>
          <text:list text:style-name="L4">
            <text:list-item>
              <text:p text:style-name="P7"><text:a xlink:type="simple" xlink:href="#commentary-on-use-of-gdp-using-at-terminology" text:style-name="Internet_20_link" text:visited-style-name="Visited_20_Internet_20_Link"><text:span text:style-name="Definition">Commentary on use of GDP using AT terminology</text:span></text:a></text:p>
            </text:list-item>
            <text:list-item>
              <text:p text:style-name="P7"><text:a xlink:type="simple" xlink:href="#operations-actions-and-activity" text:style-name="Internet_20_link" text:visited-style-name="Visited_20_Internet_20_Link"><text:span text:style-name="Definition">Operations, Actions and Activity</text:span></text:a></text:p>
            </text:list-item>
          </text:list>
        </text:list-item>
        <text:list-item>
          <text:p text:style-name="P4"><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4"><text:a xlink:type="simple" xlink:href="#cultural-plane-apprenticeship---and-game-patterns" text:style-name="Internet_20_link" text:visited-style-name="Visited_20_Internet_20_Link"><text:span text:style-name="Definition">Cultural Plane / Apprenticeship - and Game patterns</text:span></text:a></text:p>
          <text:list text:style-name="L5">
            <text:list-item>
              <text:p text:style-name="P8"><text:a xlink:type="simple" xlink:href="#gdps-and-playtesting-to-build-a-supportive-community" text:style-name="Internet_20_link" text:visited-style-name="Visited_20_Internet_20_Link"><text:span text:style-name="Definition">GDPs and playtesting to build a supportive community</text:span></text:a></text:p>
            </text:list-item>
            <text:list-item>
              <text:p text:style-name="P8"><text:a xlink:type="simple" xlink:href="#gdps-and-personal-expression-cultural--" text:style-name="Internet_20_link" text:visited-style-name="Visited_20_Internet_20_Link"><text:span text:style-name="Definition">GDPs and personal expression (cultural) -</text:span></text:a></text:p>
            </text:list-item>
            <text:list-item>
              <text:p text:style-name="P8"><text:a xlink:type="simple" xlink:href="#use-of-design-patterns-as-a-form-of-to-facilitate-apprenticeship" text:style-name="Internet_20_link" text:visited-style-name="Visited_20_Internet_20_Link"><text:span text:style-name="Definition">Use of design patterns as a form of / to facilitate apprenticeship</text:span></text:a></text:p>
            </text:list-item>
            <text:list-item>
              <text:p text:style-name="P8"><text:a xlink:type="simple" xlink:href="#use-of-help-and-documentation-related-to-gdp" text:style-name="Internet_20_link" text:visited-style-name="Visited_20_Internet_20_Link"><text:span text:style-name="Definition">Use of Help and Documentation related to GDP</text:span></text:a></text:p>
            </text:list-item>
          </text:list>
        </text:list-item>
        <text:list-item>
          <text:p text:style-name="P4"><text:a xlink:type="simple" xlink:href="#interpersonal-plane-guided-participation" text:style-name="Internet_20_link" text:visited-style-name="Visited_20_Internet_20_Link"><text:span text:style-name="Definition">Interpersonal Plane (Guided Participation)</text:span></text:a></text:p>
          <text:list text:style-name="L6">
            <text:list-item>
              <text:p text:style-name="P9"><text:a xlink:type="simple" xlink:href="#gdps-for-goal-setting-and-prioritisation" text:style-name="Internet_20_link" text:visited-style-name="Visited_20_Internet_20_Link"><text:span text:style-name="Definition">GDPs for Goal Setting and Prioritisation</text:span></text:a></text:p>
            </text:list-item>
            <text:list-item>
              <text:p text:style-name="P9"><text:a xlink:type="simple" xlink:href="#gdps-and-division-of-labour" text:style-name="Internet_20_link" text:visited-style-name="Visited_20_Internet_20_Link"><text:span text:style-name="Definition">GDPs and division of Labour</text:span></text:a></text:p>
            </text:list-item>
            <text:list-item>
              <text:p text:style-name="P9"><text:a xlink:type="simple" xlink:href="#gdp-and-sustaining-engagement" text:style-name="Internet_20_link" text:visited-style-name="Visited_20_Internet_20_Link"><text:span text:style-name="Definition">GDP and sustaining engagement</text:span></text:a></text:p>
            </text:list-item>
            <text:list-item>
              <text:p text:style-name="P9"><text:a xlink:type="simple" xlink:href="#gdps-propagation-through-peer-activity" text:style-name="Internet_20_link" text:visited-style-name="Visited_20_Internet_20_Link"><text:span text:style-name="Definition">GDPs propagation through peer activity</text:span></text:a></text:p>
            </text:list-item>
            <text:list-item>
              <text:p text:style-name="P9"><text:a xlink:type="simple" xlink:href="#gdps-to-support-flexible-iterative-design-practices" text:style-name="Internet_20_link" text:visited-style-name="Visited_20_Internet_20_Link"><text:span text:style-name="Definition">GDPs to support Flexible (Iterative) Design Practices</text:span></text:a></text:p>
            </text:list-item>
            <text:list-item>
              <text:p text:style-name="P9"><text:a xlink:type="simple" xlink:href="#interaction-of-gdps-and-designing-for-others-as-a-method" text:style-name="Internet_20_link" text:visited-style-name="Visited_20_Internet_20_Link"><text:span text:style-name="Definition">Interaction of GDPs and designing for others as a method</text:span></text:a></text:p>
            </text:list-item>
          </text:list>
        </text:list-item>
        <text:list-item>
          <text:p text:style-name="P4"><text:a xlink:type="simple" xlink:href="#gdps-and-the-personal-plane" text:style-name="Internet_20_link" text:visited-style-name="Visited_20_Internet_20_Link"><text:span text:style-name="Definition">GDPs and the Personal Plane</text:span></text:a></text:p>
          <text:list text:style-name="L7">
            <text:list-item>
              <text:p text:style-name="P10"><text:a xlink:type="simple" xlink:href="#mutual-approaches-to-knowledge-building" text:style-name="Internet_20_link" text:visited-style-name="Visited_20_Internet_20_Link"><text:span text:style-name="Definition">Mutual approaches to knowledge building</text:span></text:a></text:p>
            </text:list-item>
            <text:list-item>
              <text:p text:style-name="P10"><text:a xlink:type="simple" xlink:href="#game-design-patterns-as-a-way-to-give-language-to-participants-when-sharing-back-to-community-or-not" text:style-name="Internet_20_link" text:visited-style-name="Visited_20_Internet_20_Link"><text:span text:style-name="Definition">Game Design Patterns as a way to give language to participants when sharing back to Community (or not)</text:span></text:a></text:p>
            </text:list-item>
            <text:list-item>
              <text:p text:style-name="P10"><text:a xlink:type="simple" xlink:href="#gdp-as-a-way-to-explore-computational-thinking-concepts" text:style-name="Internet_20_link" text:visited-style-name="Visited_20_Internet_20_Link"><text:span text:style-name="Definition">GDP as a way to explore Computational Thinking Concepts</text:span></text:a></text:p>
            </text:list-item>
          </text:list>
        </text:list-item>
        <text:list-item>
          <text:p text:style-name="P4"><text:a xlink:type="simple" xlink:href="#representing-coded-the-patterns-of-activity-via-coded-data" text:style-name="Internet_20_link" text:visited-style-name="Visited_20_Internet_20_Link"><text:span text:style-name="Definition">Representing Coded the Patterns of Activity via coded data</text:span></text:a></text:p>
        </text:list-item>
        <text:list-item>
          <text:p text:style-name="P4"><text:a xlink:type="simple" xlink:href="#additional-chapter-discussion" text:style-name="Internet_20_link" text:visited-style-name="Visited_20_Internet_20_Link"><text:span text:style-name="Definition">Additional Chapter Discussion</text:span></text:a></text:p>
          <text:list text:style-name="L8">
            <text:list-item>
              <text:p text:style-name="P11"><text:a xlink:type="simple" xlink:href="#discussing-game-design-patterns-as-a-tool-to-expose-and-give-participants-a-language-to-discuss-tensions-practitioner-focus" text:style-name="Internet_20_link" text:visited-style-name="Visited_20_Internet_20_Link"><text:span text:style-name="Definition">Discussing Game design patterns as a tool to expose and give participants a language to discuss tensions (Practitioner focus)</text:span></text:a></text:p>
            </text:list-item>
            <text:list-item>
              <text:p text:style-name="P11"><text:a xlink:type="simple" xlink:href="#discussion---pumping-up-the-jam---allowing-for-improvisation-in-design-process." text:style-name="Internet_20_link" text:visited-style-name="Visited_20_Internet_20_Link"><text:span text:style-name="Definition">Discussion - Pumping up the Jam - allowing for improvisation in design process.</text:span></text:a></text:p>
            </text:list-item>
            <text:list-item>
              <text:p text:style-name="P11"><text:a xlink:type="simple" xlink:href="#design-patterns-as-a-middle-level-construct-to-open-door-to-more-concrete-and-abstract-wider-focus" text:style-name="Internet_20_link" text:visited-style-name="Visited_20_Internet_20_Link"><text:span text:style-name="Definition">Design patterns as a “middle level” construct to open door to more concrete and abstract (Wider focus)</text:span></text:a></text:p>
            </text:list-item>
            <text:list-item>
              <text:p text:style-name="P11"><text:a xlink:type="simple" xlink:href="#design-patterns-as-a-teaching-aid-in-informal-vs-formal-environments" text:style-name="Internet_20_link" text:visited-style-name="Visited_20_Internet_20_Link"><text:span text:style-name="Definition">Design patterns as a teaching aid in informal vs formal environments</text:span></text:a></text:p>
            </text:list-item>
          </text:list>
        </text:list-item>
        <text:list-item>
          <text:p text:style-name="P4"><text:a xlink:type="simple" xlink:href="#final-section---synthesis" text:style-name="Internet_20_link" text:visited-style-name="Visited_20_Internet_20_Link"><text:span text:style-name="Definition">Final Section - Synthesis</text:span></text:a></text:p>
          <text:list text:style-name="L9">
            <text:list-item>
              <text:p text:style-name="P12"><text:a xlink:type="simple" xlink:href="#weaknesses-of-the-gdp-construct" text:style-name="Internet_20_link" text:visited-style-name="Visited_20_Internet_20_Link"><text:span text:style-name="Definition">Weaknesses of the GDP construct</text:span></text:a></text:p>
            </text:list-item>
            <text:list-item>
              <text:p text:style-name="P12"><text:a xlink:type="simple" xlink:href="#link-paragraph" text:style-name="Internet_20_link" text:visited-style-name="Visited_20_Internet_20_Link"><text:span text:style-name="Definition">Link Paragraph</text:span></text:a></text:p>
            </text:list-item>
          </text:list>
        </text:list-item>
        <text:list-item>
          <text:p text:style-name="P4"><text:a xlink:type="simple" xlink:href="#transcript-excerpts" text:style-name="Internet_20_link" text:visited-style-name="Visited_20_Internet_20_Link"><text:span text:style-name="Definition">Transcript Excerpts</text:span></text:a></text:p>
          <text:list text:style-name="L10">
            <text:list-item>
              <text:p text:style-name="P13"><text:a xlink:type="simple" xlink:href="#te-da-pt-1" text:style-name="Internet_20_link" text:visited-style-name="Visited_20_Internet_20_Link"><text:span text:style-name="Definition">2019-05-08-te-da pt 1</text:span></text:a></text:p>
            </text:list-item>
          </text:list>
        </text:list-item>
      </text:list>
      <text:h text:style-name="Heading_20_2" text:outline-level="2"><text:bookmark-start text:name="chapter-introduction"/><text:soft-page-break/>Chapter introduction<text:bookmark-end text:name="chapter-introduction"/></text:h>
      <text:p text:style-name="First_20_paragraph">The purpose of this chapter is to explore how the data gathered informs thinking on two research questions of this study.</text:p>
      <text:list xml:id="list2762852717" text:style-name="L11">
        <text:list-item>
          <text:p text:style-name="P14">How can game design patterns support the development of coding practices by novices?</text:p>
        </text:list-item>
        <text:list-item>
          <text:p text:style-name="P14">How can the experience of fostering community focused digital game making practices inform wider practice in this area?</text:p>
        </text:list-item>
      </text:list>
      <text:p text:style-name="First_20_paragraph">This section starts with a Vignette of parent child interaction in game making process. The vignette is used to introduce an overview of interpersonal interactions of that pair via analysis of video data.</text:p>
      <text:p text:style-name="Text_20_body">The chapter then focuses on the use of game design patterns (GDPs) by participants in these interactions and then in reference to wider cultural and personal planes of activity.</text:p>
      <text:p text:style-name="Text_20_body">The predominant analytical lens used in the chapter is that of interpersonal activity. Specifically in the form of guided participation in this game making community (Rogoff, )(explored previously). ALTER - MERGE WITH BELOW</text:p>
      <text:p text:style-name="Text_20_body">The working definition of GDPs explored in the literature review and enhanced in the design chapter is augmented with analysis of specific examples of their use by participants in practice.</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xml:id="list2678110679" text:style-name="L12">
        <text:list-item>
          <text:p text:style-name="P15">The study uses mixed methods in methodology. Informed by analysis of journal diary, notes, video data and interviews (Methodology) </text:p>
        </text:list-item>
        <text:list-item>
          <text:p text:style-name="P15">The research design evolved as the game making program was underway based on feedback and reactions of the participants (supported precedent in design-based research) (Methodology)</text:p>
        </text:list-item>
        <text:list-item>
          <text:p text:style-name="P15">A long pilot course and development stage resulted in extensive support materials and activities which I have structured into a learning design called 3M (Methodology + see recent chapter on 3M model)</text:p>
        </text:list-item>
        <text:list-item>
          <text:p text:style-name="P15">A narrow data samples has been used for this study. This prioritises a greater depth of analysis on interactions over generalisation. This is justified in a section on data validity in Methdology chpater.<text:line-break/></text:p>
        </text:list-item>
        <text:list-item>
          <text:p text:style-name="P15">The concepts of resolving tensions within activity from Activity Theory are used to <text:soft-page-break/>explore the evolution of the design of activities and resources. (Design results) </text:p>
        </text:list-item>
        <text:list-item>
          <text:p text:style-name="P15">Results chapters use Rogoff’s 3 planes of analysis (Cultural, Interpersonal and Personal) which aligns well with AT (Methodology)</text:p>
        </text:list-item>
        <text:list-item>
          <text:p text:style-name="P15">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text:p>
      <text:p text:style-name="Text_20_body">Eriksson and friends <text:reference-mark-start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MQ1XqVG6tF"/>(2019)<text:reference-mark-end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MQ1XqVG6tF"/> use the second interpretations. They have described gameplay design patterns as a lingua franca for game developers. They have also compliled a list .. CITE</text:p>
      <text:p text:style-name="Text_20_body">AND … rewrite below quickly</text:p>
      <text:p text:style-name="Text_20_body">NOTE - RETURN TO THEIR EXTENSIVE LIST OF ERIKSSON - AND THE DESIGN CHOICE OF HOW BIG A LIST TO MAKE ESPECIALLY FOR NOVICE CODERS</text:p>
      <text:h text:style-name="Heading_20_2" text:outline-level="2"><text:bookmark-start text:name="study-of-vignette-a"/>Study of Vignette A<text:bookmark-end text:name="study-of-vignette-a"/></text:h>
      <text:p text:style-name="First_20_paragraph">To situate the emerging findings, chapter begins with vignette.</text:p>
      <text:p text:style-name="Text_20_body">//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 -oWtFWHLBIJNpa5GeYMlCntq31BnPAQT4/edit#heading=h.4rwirct7hqca</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ext:soft-page-break/>the coding glitch.</text:p>
      <table:table table:name="Table1" table:style-name="Table1">
        <table:table-column table:style-name="Table1.A"/>
        <table:table-column table:style-name="Table1.B"/>
        <table:table-header-rows>
          <table:table-row>
            <table:table-cell table:style-name="Table1.A1" office:value-type="string">
              <text:p text:style-name="P3">Dialogue</text:p>
            </table:table-cell>
            <table:table-cell table:style-name="Table1.A1" office:value-type="string">
              <text:p text:style-name="P3">Activity</text:p>
            </table:table-cell>
          </table:table-row>
        </table:table-header-rows>
        <table:table-row>
          <table:table-cell table:style-name="Table1.A1" office:value-type="string">
            <text:p text:style-name="Table_20_Contents">S: You can ask him for help again if you want.</text:p>
          </table:table-cell>
          <table:table-cell table:style-name="Table1.A1" office:value-type="string">
            <text:p text:style-name="Table_20_Contents">S is using laptop. T is nearby</text:p>
          </table:table-cell>
        </table:table-row>
        <table:table-row>
          <table:table-cell table:style-name="Table1.A1" office:value-type="string">
            <text:p text:style-name="Table_20_Contents">T: Why</text:p>
          </table:table-cell>
          <table:table-cell table:style-name="Table1.A1" office:value-type="string">
            <text:p text:style-name="Standard"/>
          </table:table-cell>
        </table:table-row>
        <table:table-row>
          <table:table-cell table:style-name="Table1.A1" office:value-type="string">
            <text:p text:style-name="Table_20_Contents">S: Cos I can’t do it.</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1.A1" office:value-type="string">
            <text:p text:style-name="Standard"/>
          </table:table-cell>
        </table:table-row>
        <table:table-row>
          <table:table-cell table:style-name="Table1.A1" office:value-type="string">
            <text:p text:style-name="Table_20_Contents">M: Great</text:p>
          </table:table-cell>
          <table:table-cell table:style-name="Table1.A1" office:value-type="string">
            <text:p text:style-name="Table_20_Contents">(On Screen) Platform game bug is resolved shown by game progressing to the next level.</text:p>
          </table:table-cell>
        </table:table-row>
        <table:table-row>
          <table:table-cell table:style-name="Table1.A1" office:value-type="string">
            <text:p text:style-name="Table_20_Contents">S: Thank you.</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id you see T?</text:p>
          </table:table-cell>
          <table:table-cell table:style-name="Table1.A1" office:value-type="string">
            <text:p text:style-name="Table_20_Contents">(Off Screen) M cedes computer to S.</text:p>
          </table:table-cell>
        </table:table-row>
        <table:table-row>
          <table:table-cell table:style-name="Table1.A1" office:value-type="string">
            <text:p text:style-name="Table_20_Contents">T: Did it do it?</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S: I’ll reload it. Here you go</text:p>
          </table:table-cell>
          <table:table-cell table:style-name="Table1.A1" office:value-type="string">
            <text:p text:style-name="Table_20_Contents">S presses refresh key to reload the game</text:p>
          </table:table-cell>
        </table:table-row>
        <table:table-row>
          <table:table-cell table:style-name="Table1.A1" office:value-type="string">
            <text:p text:style-name="Table_20_Contents">T: Laughs</text:p>
          </table:table-cell>
          <table:table-cell table:style-name="Table1.A1" office:value-type="string">
            <text:p text:style-name="Table_20_Contents">T moves laptop to point towards her and takes over using the keyboar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Makes excited cat noise)</text:p>
          </table:table-cell>
          <table:table-cell table:style-name="Table1.A1" office:value-type="string">
            <text:p text:style-name="Table_20_Contents">T is using arrow keys to control game and check desired behaviour of player progressing to level 2 is working. T progresse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We need a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I want to make more levels now.</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you can put lots of doors and lots of key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Key Door Key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Level. Key Door Level, Key Door Level</text:p>
          </table:table-cell>
          <table:table-cell table:style-name="Table1.A1"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ell. Where are you going to put your door in level two?</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ext:soft-page-break/>
        <table:table-row>
          <table:table-cell table:style-name="Table1.A1" office:value-type="string">
            <text:p text:style-name="Table_20_Contents">Do you want to change the layout at all?</text:p>
          </table:table-cell>
          <table:table-cell table:style-name="Table1.A1" office:value-type="string">
            <text:p text:style-name="Table_20_Contents">S gestures to screen</text:p>
          </table:table-cell>
        </table:table-row>
        <table:table-row>
          <table:table-cell table:style-name="Table1.A1" office:value-type="string">
            <text:p text:style-name="Table_20_Contents">T: What’s door?</text:p>
          </table:table-cell>
          <table:table-cell table:style-name="Table1.A1" office:value-type="string">
            <text:p text:style-name="Table_20_Contents">S doesn’t move laptop but gets closer to take over keyboard</text:p>
          </table:table-cell>
        </table:table-row>
        <table:table-row>
          <table:table-cell table:style-name="Table1.A1" office:value-type="string">
            <text:p text:style-name="Table_20_Contents">S: d</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T: d . Door right there.</text:p>
          </table:table-cell>
          <table:table-cell table:style-name="Table1.A1" office:value-type="string">
            <text:p text:style-name="Table_20_Contents">Inserts a “d” in an array high above a platform</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And where’s the key going?</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Must be quite hard through get to that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is K</text:p>
          </table:table-cell>
          <table:table-cell table:style-name="Table1.A1" office:value-type="string">
            <text:p text:style-name="Standard"/>
          </table:table-cell>
        </table:table-row>
        <table:table-row>
          <table:table-cell table:style-name="Table1.A1" office:value-type="string">
            <text:p text:style-name="Table_20_Contents">T : (Calmly) Ok just let me do something</text:p>
          </table:table-cell>
          <table:table-cell table:style-name="Table1.A1" office:value-type="string">
            <text:p text:style-name="Table_20_Contents">T starts to delete multiple characters on a line</text:p>
          </table:table-cell>
        </table:table-row>
        <table:table-row>
          <table:table-cell table:style-name="Table1.A1" office:value-type="string">
            <text:p text:style-name="Table_20_Contents">S: (Alarmed) What are you doing?</text:p>
          </table:table-cell>
          <table:table-cell table:style-name="Table1.A1" office:value-type="string">
            <text:p text:style-name="Standard"/>
          </table:table-cell>
        </table:table-row>
        <table:table-row>
          <table:table-cell table:style-name="Table1.A1" office:value-type="string">
            <text:p text:style-name="Table_20_Contents">T: You’ll se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Ah ye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hat are you.. Ah you’re making a platform. I see.</text:p>
          </table:table-cell>
          <table:table-cell table:style-name="Table1.A1" office:value-type="string">
            <text:p text:style-name="Table_20_Contents">T starts to add x’s to replace the spaces she has delete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See!</text:p>
          </table:table-cell>
          <table:table-cell table:style-name="Table1.A1" office:value-type="string">
            <text:p text:style-name="Standard"/>
          </table:table-cell>
        </table:table-row>
        <table:table-row>
          <table:table-cell table:style-name="Table1.A1" office:value-type="string">
            <text:p text:style-name="Table_20_Contents">S: So where is the key going?</text:p>
          </table:table-cell>
          <table:table-cell table:style-name="Table1.A1" office:value-type="string">
            <text:p text:style-name="Standard"/>
          </table:table-cell>
        </table:table-row>
        <table:table-row>
          <table:table-cell table:style-name="Table1.A1" office:value-type="string">
            <text:p text:style-name="Table_20_Contents">T: Key, so it’s K?</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T: Where’s K gone</text:p>
          </table:table-cell>
          <table:table-cell table:style-name="Table1.A1" office:value-type="string">
            <text:p text:style-name="Standard"/>
          </table:table-cell>
        </table:table-row>
        <table:table-row>
          <table:table-cell table:style-name="Table1.A1" office:value-type="string">
            <text:p text:style-name="Table_20_Contents">S: There</text:p>
          </table:table-cell>
          <table:table-cell table:style-name="Table1.A1" office:value-type="string">
            <text:p text:style-name="Table_20_Contents">S points to the K Key on Keyboard</text:p>
          </table:table-cell>
        </table:table-row>
        <table:table-row>
          <table:table-cell table:style-name="Table1.A1" office:value-type="string">
            <text:p text:style-name="Table_20_Contents">T: Back. K for Key</text:p>
          </table:table-cell>
          <table:table-cell table:style-name="Table1.A1" office:value-type="string">
            <text:p text:style-name="Standard"/>
          </table:table-cell>
        </table:table-row>
        <table:table-row>
          <table:table-cell table:style-name="Table1.A1" office:value-type="string">
            <text:p text:style-name="Table_20_Contents">S: Are you putting one in your third level as well?</text:p>
          </table:table-cell>
          <table:table-cell table:style-name="Table1.A1" office:value-type="string">
            <text:p text:style-name="Standard"/>
          </table:table-cell>
        </table:table-row>
        <table:table-row>
          <table:table-cell table:style-name="Table1.A1" office:value-type="string">
            <text:p text:style-name="Table_20_Contents">T: Yes and then I’m going to make more levels</text:p>
          </table:table-cell>
          <table:table-cell table:style-name="Table1.A1" office:value-type="string">
            <text:p text:style-name="Standard"/>
          </table:table-cell>
        </table:table-row>
        <table:table-row>
          <table:table-cell table:style-name="Table1.A1" office:value-type="string">
            <text:p text:style-name="Table_20_Contents">T: You do this bit</text:p>
          </table:table-cell>
          <table:table-cell table:style-name="Table1.A1" office:value-type="string">
            <text:p text:style-name="Standard"/>
          </table:table-cell>
        </table:table-row>
        <table:table-row>
          <table:table-cell table:style-name="Table1.A1" office:value-type="string">
            <text:p text:style-name="Table_20_Contents">T: And then delete those H’s. And in there.</text:p>
          </table:table-cell>
          <table:table-cell table:style-name="Table1.A1" office:value-type="string">
            <text:p text:style-name="Standard"/>
          </table:table-cell>
        </table:table-row>
        <table:table-row>
          <table:table-cell table:style-name="Table1.A1" office:value-type="string">
            <text:p text:style-name="Table_20_Contents">S: No. No.</text:p>
          </table:table-cell>
          <table:table-cell table:style-name="Table1.A1" office:value-type="string">
            <text:p text:style-name="Standard"/>
          </table:table-cell>
        </table:table-row>
        <table:table-row>
          <table:table-cell table:style-name="Table1.A1" office:value-type="string">
            <text:p text:style-name="Table_20_Contents">T: Then, let me do it.</text:p>
          </table:table-cell>
          <table:table-cell table:style-name="Table1.A1" office:value-type="string">
            <text:p text:style-name="Table_20_Contents">(off screen) T takes over the keyboard</text:p>
          </table:table-cell>
        </table:table-row>
        <table:table-row>
          <table:table-cell table:style-name="Table1.A1" office:value-type="string">
            <text:p text:style-name="Table_20_Contents">S: It’s no fun having a game with any hazards to avoid</text:p>
          </table:table-cell>
          <table:table-cell table:style-name="Table1.A1" office:value-type="string">
            <text:p text:style-name="Standard"/>
          </table:table-cell>
        </table:table-row>
        <table:table-row>
          <table:table-cell table:style-name="Table1.A1" office:value-type="string">
            <text:p text:style-name="Table_20_Contents">T: Is for me! do you go that way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sorry for deleting… They just…</text:p>
          </table:table-cell>
          <table:table-cell table:style-name="Table1.A1" office:value-type="string">
            <text:p text:style-name="Table_20_Contents">(on screen) T deletes hazards in Level 3 of game</text:p>
          </table:table-cell>
        </table:table-row>
        <table:table-row>
          <table:table-cell table:style-name="Table1.A1" office:value-type="string">
            <text:p text:style-name="Table_20_Contents">Back Back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ext:soft-page-break/>
        <table:table-row>
          <table:table-cell table:style-name="Table1.A1" office:value-type="string">
            <text:p text:style-name="Table_20_Contents">Oh Oh Oh.</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lau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replaces another) Back Oh (giggles)</text:p>
          </table:table-cell>
          <table:table-cell table:style-name="Table1.A1" office:value-type="string">
            <text:p text:style-name="Table_20_Contents">(on screen) T adds three coins to Level 3</text:p>
          </table:table-cell>
        </table:table-row>
        <table:table-row>
          <table:table-cell table:style-name="Table1.A1" office:value-type="string">
            <text:p text:style-name="Table_20_Contents">S: Goodness me what what the point of designing our car with fumes if we’re not going to use it?</text:p>
          </table:table-cell>
          <table:table-cell table:style-name="Table1.A1" office:value-type="string">
            <text:p text:style-name="Standard"/>
          </table:table-cell>
        </table:table-row>
        <table:table-row>
          <table:table-cell table:style-name="Table1.A1" office:value-type="string">
            <text:p text:style-name="Table_20_Contents">T: I don’t know (si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You put the key and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Go on then. Key - Door - Person.</text:p>
          </table:table-cell>
          <table:table-cell table:style-name="Table1.A1" office:value-type="string">
            <text:p text:style-name="Standard"/>
          </table:table-cell>
        </table:table-row>
        <table:table-row>
          <table:table-cell table:style-name="Table1.A1" office:value-type="string">
            <text:p text:style-name="Table_20_Contents">S: Person?</text:p>
          </table:table-cell>
          <table:table-cell table:style-name="Table1.A1" office:value-type="string">
            <text:p text:style-name="Standard"/>
          </table:table-cell>
        </table:table-row>
        <table:table-row>
          <table:table-cell table:style-name="Table1.A1" office:value-type="string">
            <text:p text:style-name="Table_20_Contents">T: Key Door Person.</text:p>
          </table:table-cell>
          <table:table-cell table:style-name="Table1.A1" office:value-type="string">
            <text:p text:style-name="Table_20_Contents">(off screen) T indicates that her mother is the person she is referring to</text:p>
          </table:table-cell>
        </table:table-row>
        <table:table-row>
          <table:table-cell table:style-name="Table1.A1" office:value-type="string">
            <text:p text:style-name="Table_20_Contents">T: (laughs)</text:p>
          </table:table-cell>
          <table:table-cell table:style-name="Table1.A1"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1.A1" office:value-type="string">
            <text:p text:style-name="Table_20_Contents">S: Is this the first level again</text:p>
          </table:table-cell>
          <table:table-cell table:style-name="Table1.A1" office:value-type="string">
            <text:p text:style-name="Standard"/>
          </table:table-cell>
        </table:table-row>
        <table:table-row>
          <table:table-cell table:style-name="Table1.A1" office:value-type="string">
            <text:p text:style-name="Table_20_Contents">T: I think so</text:p>
          </table:table-cell>
          <table:table-cell table:style-name="Table1.A1" office:value-type="string">
            <text:p text:style-name="Standard"/>
          </table:table-cell>
        </table:table-row>
        <table:table-row>
          <table:table-cell table:style-name="Table1.A1" office:value-type="string">
            <text:p text:style-name="Table_20_Contents">S: OK so our the door for the second level goes back to first level and we want it to go to the third level presumably</text:p>
          </table:table-cell>
          <table:table-cell table:style-name="Table1.A1" office:value-type="string">
            <text:p text:style-name="Standard"/>
          </table:table-cell>
        </table:table-row>
        <table:table-row>
          <table:table-cell table:style-name="Table1.A1" office:value-type="string">
            <text:p text:style-name="Table_20_Contents">T: Yes (laughs) Yes. Why could that be? That’s silly</text:p>
          </table:table-cell>
          <table:table-cell table:style-name="Table1.A1" office:value-type="string">
            <text:p text:style-name="Standard"/>
          </table:table-cell>
        </table:table-row>
        <table:table-row>
          <table:table-cell table:style-name="Table1.A1" office:value-type="string">
            <text:p text:style-name="Table_20_Contents">S: I’m just going to go see something.</text:p>
          </table:table-cell>
          <table:table-cell table:style-name="Table1.A1"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ree foci of activity. Where appropriate I make observations on similar patterns of behaviour from outside of this vignette.</text:p>
      <text:p text:style-name="P16">Cultural - Apprenticeship</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the room or to dwell on the periphery of <text:soft-page-break/>other participants interactions.</text:p>
      <text:p text:style-name="Text_20_body">Keys and Doors as a pattern or concept may have been something explored in a previous game or it may be a clear concept that has appealed to the child in another way. What is more clear is that it drives engagement with the game making process with the child repeating the name of the pattern in a sing song voice.</text:p>
      <text:p text:style-name="Text_20_body">The child advocates for adding levels is something the child advocates for. It is likely that this has been picked up from the culture of the group. EVIDENCE - Mi and Other Parent - “Have you seen Te’s game it has 21 levels.”</text:p>
      <text:p text:style-name="Text_20_body">The is cultural understanding of the conventions of a platformer game being shown by both the child and adult.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text:p>
      <text:p text:style-name="Text_20_body">“It is for me!” She may be aware of the implications for game balance but is taking pleasure in this destruction of the key challenge of the game as an act of disruptive play as explored in the previous chapter. Seemingly enjoying the cheekiness of her actions.</text:p>
      <text:p text:style-name="Text_20_body">This interaction shows the parent guiding the child to imagine the user experience. A process repeated by this parent in different ways. In the vignette for example Sh shares “Must be quite hard to get through that door.”</text:p>
      <text:p text:style-name="Text_20_body">One interaction with the facilitator uses the debugging tool of the browser. [Move?]</text:p>
      <text:p text:style-name="P16">Social - Guided Participation</text:p>
      <text:p text:style-name="Text_20_body">Game making patterns are outlined by both the child and parent. They talk of adding more levels, of the mechanic of keys and doors in this vignette.</text:p>
      <text:p text:style-name="Text_20_body">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takes delight in outlining this pattern of game progression. The transformation from the period of time when her parent was problem solving code is dramatic.</text:p>
      <text:p text:style-name="Text_20_body">The choice of a new GDP often involves new code to be added to the game or a significant change in code which needed debugging. For this pair, larger coding activities were beyond the ability of the child from feedback date the parent shared this was due to reading ability but mentioned a strategy to deal with this.</text:p>
      <text:p text:style-name="Text_20_body">“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ext:soft-page-break/>the individual letters, which takes longer.”</text:p>
      <text:p text:style-name="Text_20_body">The design choice of a grid of letters representing different elements of the platform game appears appropriate in the case of a novice learning to code and read at the same time.</text:p>
      <text:p text:style-name="P16">Personal - Mutual Knowledge Creation</text:p>
      <text:p text:style-name="Text_20_body">Personal knowledge and practices are harder to observe in the video data of mostly pair interaction. However, following Rogoff’s interpretation of this personal plane as participatory appropriation, knowledge or processes which individuals take on and use fit within this plane. Thus beyond solo activity demonstrating personal knowledge, expressions of personal knowledge or practices when they are shared back into the community activity are also valid here.</text:p>
      <text:p text:style-name="Text_20_body">There are cultural elements that are transmitted through interaction with the facilitator that this parents is very quick to pick up on. For example the use of the project documentation website of which the parent was an early adopter. Also, the debugging tool which the parent notices the facilitator using in this interaction is used by the parent in later sessions.</text:p>
      <text:p text:style-name="Text_20_body">The parent shows an evolution of problems solving knowledge through their independent work.</text:p>
      <text:p text:style-name="Text_20_body">The child shows their personal knowledge of game design patterns in end of course evaluation. She responded to the question What if - What would you like to see next time? What would you add? with the comment. “Th: I’d add a health bar and lots more levels and keep on changing the characters and background.”</text:p>
      <text:h text:style-name="Heading_20_3" text:outline-level="3"><text:bookmark-start text:name="describing-design-stages-for-this-pair-beyond-this-interaction"/>Describing design stages for this pair beyond this interaction<text:bookmark-end text:name="describing-design-stages-for-this-pair-beyond-this-interaction"/></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P16">General Observations at all stages</text:p>
      <text:list xml:id="list4031016176" text:style-name="L13">
        <text:list-item>
          <text:p text:style-name="P17">This parent-child pair alternate between use of keyboard and mouse. Currently the parent takes the driving seat. (Their roles can be contrasted to pair programming).</text:p>
        </text:list-item>
        <text:list-item>
          <text:p text:style-name="P17">When parent problem solving the child is sometimes physically inactive, looking into space, but then explores the space and/or engages in peripheral activity with other groups (cf Rogoff, observation as valid form of participation)</text:p>
        </text:list-item>
        <text:list-item>
          <text:p text:style-name="P17">When possible, the parent engages child to input the design activities. This is done at different levels at different design stages.</text:p>
        </text:list-item>
      </text:list>
      <text:p text:style-name="P2">Ask / Imagine</text:p>
      <text:list xml:id="list2699114042" text:style-name="L14">
        <text:list-item>
          <text:p text:style-name="P18">In early ask/imagine stages parent and child discuss storytelling, graphical and other aesthetic choices</text:p>
        </text:list-item>
        <text:list-item>
          <text:p text:style-name="P18">The parent struggles to implement quite ambitious code challenges that she takes on but signals clearly when the process returns to ask / imagine stage indicating that she is aware <text:soft-page-break/>of the greater possibility for effective child input at this stage.</text:p>
        </text:list-item>
      </text:list>
      <text:p text:style-name="P2">Plan</text:p>
      <text:list xml:id="list3352495578" text:style-name="L15">
        <text:list-item>
          <text:p text:style-name="P19">in planning stages the parent provides scaffolding to help the child.</text:p>
        </text:list-item>
        <text:list-item>
          <text:p text:style-name="P19">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P2">Create</text:p>
      <text:list xml:id="list3537606024" text:style-name="L16">
        <text:list-item>
          <text:p text:style-name="P20">At certain points in the create stage the parent needs total concentration and is not able to respond effectively to requests of attention.</text:p>
        </text:list-item>
        <text:list-item>
          <text:p text:style-name="P20">At times the parent asked the child to seek help from facilitator.<text:line-break/></text:p>
        </text:list-item>
        <text:list-item>
          <text:p text:style-name="P20">At another time, when the child was bored waiting for parent debugging, she approached the facilitator to ask for help on behalf of the adult without prompting.</text:p>
        </text:list-item>
      </text:list>
      <text:p text:style-name="P2">Test</text:p>
      <text:list xml:id="list1405292844" text:style-name="L17">
        <text:list-item>
          <text:p text:style-name="P21">The parent cedes the keyboard and mouse and sometimes swaps chairs to allow child to play test the game created.</text:p>
        </text:list-item>
        <text:list-item>
          <text:p text:style-name="P21">The testing process here is quite frustrating as gravity is very low. This is addressed later as it is improved on the suggestion of the parent who has to do the majority of the testing.</text:p>
        </text:list-item>
      </text:list>
      <text:p text:style-name="P2">Improve</text:p>
      <text:list xml:id="list3341283155" text:style-name="L18">
        <text:list-item>
          <text:p text:style-name="P22">Parent navigates to a particular part of the code for child to alter design</text:p>
        </text:list-item>
        <text:list-item>
          <text:p text:style-name="P22">Child takes on challenge of making smaller changes once the core game mechanic code has been added.</text:p>
        </text:list-item>
      </text:list>
      <text:p text:style-name="P2">Share</text:p>
      <text:list xml:id="list1320039665" text:style-name="L19">
        <text:list-item>
          <text:p text:style-name="P23">One of the most active times for the child allowing interaction to explain their game to others and to play the games of others.</text:p>
        </text:list-item>
      </text:list>
      <text:h text:style-name="Heading_20_4" text:outline-level="4"><text:bookmark-start text:name="comparing-the-activity-patterns-of-this-family-to-others"/>Comparing the activity patterns of this family to others<text:bookmark-end text:name="comparing-the-activity-patterns-of-this-family-to-others"/></text:h>
      <text:p text:style-name="First_20_paragraph">We can compare this pairs pattern of activity with other pairs / families.</text:p>
      <text:list xml:id="list2664163758" text:style-name="L20">
        <text:list-item>
          <text:p text:style-name="P24">The parent here is much more commonly rooted to the computer than other parents.</text:p>
        </text:list-item>
        <text:list-item>
          <text:p text:style-name="P24">This meant they engaged far less in play testing of other games and found it harder to gain attention for direct support.</text:p>
        </text:list-item>
        <text:list-item>
          <text:p text:style-name="P24">This grouping sometimes left early having completed more in code development than others but completed less social activities.</text:p>
        </text:list-item>
      </text:list>
      <text:p text:style-name="First_20_paragraph">Discussion</text:p>
      <text:list xml:id="list1621003806" text:style-name="L21">
        <text:list-item>
          <text:p text:style-name="P25">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 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the-implementation-of-gdp-as-a-key-unit-of-analysis"/><text:soft-page-break/>Identifying the implementation of GDP as a key unit of Analysis<text:bookmark-end text:name="identifying-the-implementation-of-gdp-as-a-key-unit-of-analysis"/></text:h>
      <text:p text:style-name="First_20_paragraph">Taking a broad view of the activity and goals of participant and myself, we can identify with wider and narrower frames including:</text:p>
      <text:list xml:id="list845228487" text:style-name="L22">
        <text:list-item>
          <text:p text:style-name="P26">very wide - learning computing skills and concepts as a home education project</text:p>
        </text:list-item>
        <text:list-item>
          <text:p text:style-name="P26">very wide - participating with other home educators in a creative environment and thus building team and communication skills</text:p>
        </text:list-item>
        <text:list-item>
          <text:p text:style-name="P26">very wide - learning transferable design skills and processes</text:p>
        </text:list-item>
        <text:list-item>
          <text:p text:style-name="P26">wide - creating a game which is fun to play and communicate an environmental theme</text:p>
        </text:list-item>
        <text:list-item>
          <text:p text:style-name="P26">medium - identifying and implementing key game features (Game Design Patterns) to add to the games</text:p>
        </text:list-item>
        <text:list-item>
          <text:p text:style-name="P26">narrow - creating, changing and transporting game assets to enact or change GDPs</text:p>
        </text:list-item>
        <text:list-item>
          <text:p text:style-name="P26">narrow - implementing or changing code constructs to enact or change GDP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section analyses a sub-activity system to the creation of the whole game, namely the implementation of individual game design patterns. </text:p>
      <text:p text:style-name="Text_20_body">NOTE MORE THEORETICAL INPUT - DRAW ON TERMINOLOGY - WHY IS IT IMPORTANT TO IDENTITY KEY UNITS OF ACTIVITY / ANALYSIS (AND WHAT IS THE DISTINCTION BETWEEN UNIT OF ACTIVITY AND ANALYSIS)</text:p>
      <text:p text:style-name="Text_20_body">In the methodology chapter the concept of activity as a primary unit for analysis to research community activity was outlined. While Blunden makes a pragmatic proposal to use the project as they key unit of activity <text:reference-mark-start text:name="ZOTERO_ITEM CSL_CITATION {&quot;citationID&quot;:&quot;pagduekd&quot;,&quot;citationItems&quot;:[{&quot;suffix&quot;:&quot;&quot;,&quot;uri&quot;:[&quot;http://zotero.org/users/1913249/items/FF8IYRGL&quot;],&quot;suppress-author&quot;:true,&quot;uris&quot;:[&quot;http://zotero.org/users/1913249/items/FF8IYRGL&quot;],&quot;itemData&quot;:{&quot;author&quot;:[{&quot;given&quot;:&quot;Andy&quot;,&quot;family&quot;:&quot;Blunden&quot;}],&quot;language&quot;:&quot;en&quot;,&quot;citation-key&quot;:&quot;blunden_interdisciplinary_2010&quot;,&quot;publisher&quot;:&quot;Brill Academic Publishers&quot;,&quot;source&quot;:&quot;Zotero&quot;,&quot;issued&quot;:{&quot;date-parts&quot;:[[2010]]},&quot;id&quot;:&quot;blunden_interdisciplinary_2010&quot;,&quot;event-place&quot;:&quot;Leiden; Boston&quot;,&quot;type&quot;:&quot;book&quot;,&quot;publisher-place&quot;:&quot;Leiden; Boston&quot;,&quot;title&quot;:&quot;An Interdisciplinary Theory of Activity&quot;},&quot;id&quot;:2943,&quot;prefix&quot;:&quot;&quot;}],&quot;schema&quot;:&quot;https://github.com/citation-style-language/schema/raw/master/csl-citation.json&quot;,&quot;properties&quot;:{&quot;noteIndex&quot;:0,&quot;formattedCitation&quot;:&quot;[-@blunden_interdisciplinary_2010]&quot;}} RNDczfnvphqnm"/><text:reference-mark-start text:name="ZOTERO_ITEM CSL_CITATION {&quot;citationID&quot;:&quot;zhunukxh&quot;,&quot;properties&quot;:{&quot;formattedCitation&quot;:&quot;(2010, 2014)&quot;,&quot;plainCitation&quot;:&quot;(2010, 2014)&quot;,&quot;noteIndex&quot;:0},&quot;citationItems&quot;:[{&quot;id&quot;:8583,&quot;uris&quot;:[&quot;http://zotero.org/users/1913249/items/66N28Q52&quot;],&quot;itemData&quot;:{&quot;id&quot;:8583,&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id&quot;:2943,&quot;uris&quot;:[&quot;http://zotero.org/users/1913249/items/FF8IYRGL&quot;],&quot;itemData&quot;:{&quot;id&quot;:294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schema&quot;:&quot;https://github.com/citation-style-language/schema/raw/master/csl-citation.json&quot;} RNDMiyQ2kudq4"/>(2010, 2014)<text:reference-mark-end text:name="ZOTERO_ITEM CSL_CITATION {&quot;citationID&quot;:&quot;zhunukxh&quot;,&quot;properties&quot;:{&quot;formattedCitation&quot;:&quot;(2010, 2014)&quot;,&quot;plainCitation&quot;:&quot;(2010, 2014)&quot;,&quot;noteIndex&quot;:0},&quot;citationItems&quot;:[{&quot;id&quot;:8583,&quot;uris&quot;:[&quot;http://zotero.org/users/1913249/items/66N28Q52&quot;],&quot;itemData&quot;:{&quot;id&quot;:8583,&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prefix&quot;:&quot;&quot;,&quot;suffix&quot;:&quot;&quot;},{&quot;id&quot;:2943,&quot;uris&quot;:[&quot;http://zotero.org/users/1913249/items/FF8IYRGL&quot;],&quot;itemData&quot;:{&quot;id&quot;:294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schema&quot;:&quot;https://github.com/citation-style-language/schema/raw/master/csl-citation.json&quot;} RNDMiyQ2kudq4"/><text:reference-mark-end text:name="ZOTERO_ITEM CSL_CITATION {&quot;citationID&quot;:&quot;pagduekd&quot;,&quot;citationItems&quot;:[{&quot;suffix&quot;:&quot;&quot;,&quot;uri&quot;:[&quot;http://zotero.org/users/1913249/items/FF8IYRGL&quot;],&quot;suppress-author&quot;:true,&quot;uris&quot;:[&quot;http://zotero.org/users/1913249/items/FF8IYRGL&quot;],&quot;itemData&quot;:{&quot;author&quot;:[{&quot;given&quot;:&quot;Andy&quot;,&quot;family&quot;:&quot;Blunden&quot;}],&quot;language&quot;:&quot;en&quot;,&quot;citation-key&quot;:&quot;blunden_interdisciplinary_2010&quot;,&quot;publisher&quot;:&quot;Brill Academic Publishers&quot;,&quot;source&quot;:&quot;Zotero&quot;,&quot;issued&quot;:{&quot;date-parts&quot;:[[2010]]},&quot;id&quot;:&quot;blunden_interdisciplinary_2010&quot;,&quot;event-place&quot;:&quot;Leiden; Boston&quot;,&quot;type&quot;:&quot;book&quot;,&quot;publisher-place&quot;:&quot;Leiden; Boston&quot;,&quot;title&quot;:&quot;An Interdisciplinary Theory of Activity&quot;},&quot;id&quot;:2943,&quot;prefix&quot;:&quot;&quot;}],&quot;schema&quot;:&quot;https://github.com/citation-style-language/schema/raw/master/csl-citation.json&quot;,&quot;properties&quot;:{&quot;noteIndex&quot;:0,&quot;formattedCitation&quot;:&quot;[-@blunden_interdisciplinary_2010]&quot;}} RNDczfnvphqnm"/>, there is a strong case to make for the sub-project of implementing GDP as a key unit of analysis for this chapter. Two key justifications emerged from practice and analysis. Firstly, the goal of implementing individual game patterns rather than the overall goal of making of a game, took up the majority of their focus.</text:p>
      <text:p text:style-name="Text_20_body">This can be evidenced in the following; - the frequency of GDP language referring to patterns used by pairs in particular in the process of collaborating on their games - the utility of the smaller unit of analysis in aiding resource creation - the value of completing something concrete a sense of sustaining achievement. - the ability to reflect after implementing each sub project, - any other value for practitioners, parents and young participants - i.e. in navigation and goal setting.</text:p>
      <text:p text:style-name="Text_20_body">Thus while GDP emerged as a main unit rather than the whole game, in play testing with others the wider focus of making an engaging game came into focus. Particularly the shift to wider sense of game as an enjoyable experience for others AND???</text:p>
      <text:p text:style-name="Text_20_body">Thus it makes sense to user GDP implementation as a unit of analysis for the researcher due to the following reasons:</text:p>
      <text:list xml:id="list392598356" text:style-name="L23">
        <text:list-item>
          <text:p text:style-name="P27">There is a practicality in terms of defining possible boundaries of what to analyse in depth.</text:p>
        </text:list-item>
        <text:list-item>
          <text:p text:style-name="P27">There is a more frequent iteration present - usually a period of playtesting after each new <text:soft-page-break/>pattern added.</text:p>
        </text:list-item>
        <text:list-item>
          <text:p text:style-name="P27">This research with a practitioner focus, looks to identify emerging barriers to coprehensio, communication and practical barriers to implementing code structures. Thus a smaller unit that allows a large amount of granularity is useful. (compared to broad socilogical observations)</text:p>
        </text:list-item>
      </text:list>
      <text:p text:style-name="First_20_paragraph">NOTE - DISCUSS THE THEORETICAL INPUT IN RELATION TO THE ABOVE POINTS.</text:p>
      <text:p text:style-name="Text_20_body">Each GDP can be seen as a project given an interpretation of project as…. Partly due to regular playtesting in a peer environment. Other factors / Conditions.</text:p>
      <text:h text:style-name="Heading_20_3" text:outline-level="3"><text:bookmark-start text:name="commentary-on-use-of-gdp-using-at-terminology"/>Commentary on use of GDP using AT terminology<text:bookmark-end text:name="commentary-on-use-of-gdp-using-at-terminology"/></text:h>
      <text:p text:style-name="First_20_paragraph">look at specifics of interaction using AT terms</text:p>
      <text:h text:style-name="Heading_20_3" text:outline-level="3"><text:bookmark-start text:name="operations-actions-and-activity"/>Operations, Actions and Activity<text:bookmark-end text:name="operations-actions-and-activity"/></text:h>
      <text:p text:style-name="First_20_paragraph">How this unit allows a more detailed focus on some of the tensions involved in tool use</text:p>
      <text:p text:style-name="Text_20_body">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p>
      <text:p text:style-name="Text_20_body">I then progress to the bulk of observations oriented chiefly to interpersonal activity and end with those more to do with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on inclusive methods the role of cultural activites to engage and sustain engagement were examined. This chapter allows us to examine the role of game design patterns through a cultural lens. ADD QUICK SUMMARY OF PREVIOUS CHAPTERS FINDINGS. This section continues these streams of analysis and will deepen them by focusing on the use of GDP in particular.</text:p>
      <text:list xml:id="list1150633309" text:style-name="L24">
        <text:list-item>
          <text:p text:style-name="P28">Design patterns imagined used in other contexts as a form of apprenticeship</text:p>
        </text:list-item>
        <text:list-item>
          <text:p text:style-name="P28">Tools: Specifics on Code Playgrounds and Phaser and a Javascript framework</text:p>
        </text:list-item>
        <text:list-item>
          <text:p text:style-name="P28">the media literacy practices of transfer between tools - similar to other studies - see guided participation papers</text:p>
        </text:list-item>
      </text:list>
      <text:h text:style-name="Heading_20_3" text:outline-level="3"><text:bookmark-start text:name="gdps-and-playtesting-to-build-a-supportive-community"/>GDPs and playtesting to build a supportive community<text:bookmark-end text:name="gdps-and-playtesting-to-build-a-supportive-community"/></text:h>
      <text:p text:style-name="First_20_paragraph">GDP and playtesting interact to allow participants to support each other and build community in a diversity of ways.</text:p>
      <text:p text:style-name="Text_20_body"><text:soft-page-break/>The inclusive methods explored in the last chapter provided means to help the development of elements of a supportive creative community.<text:line-break/>For these participants, playtesting in particular provided a diversity of community-building behaviour.</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3" text:outline-level="3"><text:bookmark-start text:name="gdps-and-personal-expression-cultural--"/>GDPs and personal expression (cultural) -<text:bookmark-end text:name="gdps-and-personal-expression-cultural--"/></text:h>
      <text:p text:style-name="First_20_paragraph">As part of the creative process participants were able to input their own preferences and interests. 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 Perhaps a transcript at start of process. Ma and Fi ?</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In 2019-05-08 Da and Te are working closely as a pair.</text:p>
      <text:p text:style-name="Text_20_body">Da invites thinking outside of the constraints of the suggested design early in this first session. <text:soft-page-break/>Add context if needed.</text:p>
      <text:p text:style-name="Text_20_body">An interaction (see full transcript of interaction at the foot of this chapter) shows a rich interchange where the parent is trying to draw on the game playing experienc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in full.</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Even saying “I was thinking can we make like a pacman game kind of thing”.</text:p>
      <text:p text:style-name="Text_20_body">Da speech show desire to for the pair to try something new. This may be to avoid repition in the educat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ge. He does not want to “mess things up”. There seems to be a mirror here of the value of playful enviro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escussed in design decisions, I encourage this pair to see what happens as a potential learning opportunity. I am conscious that the change of movement may open up different posibilities for new game patterns that this pair may be able to solve.</text:p>
      <text:p text:style-name="Text_20_body"><text:soft-page-break/>There are cultural elements here of a family learning culture between these two playing out in this space. That way of approaching the task is very different from interactions with grandparents on a previous iteration.</text:p>
      <text:p text:style-name="Text_20_body">This and other exerpt from this pair show that Te and Da’s interaction is much more guided and focused than many other participants. This is influenced by Da’s experience as a software engineer and volunteer at Coder Dojo. This process of active guiding but suggesting and fishing for the right answer is intentional from the consistent nature of the interaction and from a supporting interview.</text:p>
      <text:p text:style-name="Text_20_body">“Extract from interview with Da?” to support some of the above observations.</text:p>
      <text:p text:style-name="Text_20_body">TRANSITION - Te and Da - have a very typical guided apprenticeship</text:p>
      <text:h text:style-name="Heading_20_3" text:outline-level="3"><text:bookmark-start text:name="use-of-help-and-documentation-related-to-gdp"/>Use of Help and Documentation related to GDP<text:bookmark-end text:name="use-of-help-and-documentation-related-to-gdp"/></text:h>
      <text:p text:style-name="First_20_paragraph">This was explored in the last chapter but more specific use of GDP related help and documentation are explored in this section.</text:p>
      <text:h text:style-name="Heading_20_2" text:outline-level="2"><text:bookmark-start text:name="interpersonal-plane-guided-participation"/>Interpersonal Plane (Guided Participation)<text:bookmark-end text:name="interpersonal-plane-guided-participation"/></text:h>
      <text:p text:style-name="First_20_paragraph">I will recap Rogoff’s take on guided apprenticeship and the features of the learning design which facilitate it. If needed then I will explain how AT terms like division of labour are appropriate here.</text:p>
      <text:h text:style-name="Heading_20_3" text:outline-level="3"><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Text_20_body">Online version as table - https://docs.google.com/document/d/1wLx8j9djYqJdZHwKJ09mmIDMYO7YqlMDhuHx2hiqpJI/edit</text:p>
      <text:p text:style-name="Preformatted_20_Text">M: I’ve brought the music, and also we could just concentrate on one thing and just change that.</text:p>
      <text:p text:style-name="Preformatted_20_Text">You know, keep working through.</text:p>
      <text:p text:style-name="Preformatted_20_Text">F: Yeah. I think I want to get an enemy in - oh no - my person animated.</text:p>
      <text:p text:style-name="Preformatted_20_Text">M: So you want to get your person animated that’s the main thing.</text:p>
      <text:p text:style-name="Preformatted_20_Text">M: Shall we concentrate on that and changing the platforms into something different?</text:p>
      <text:p text:style-name="Preformatted_20_Text">F: Yeah.</text:p>
      <text:p text:style-name="Preformatted_20_Text">M: Yeah?</text:p>
      <text:p text:style-name="Preformatted_20_Text">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Long pause</text:p>
      <text:p text:style-name="Preformatted_20_Text"><text:soft-page-break/>M: Well I’ll have a look at the code and see if I can make sense of that.</text:p>
      <text:p text:style-name="First_20_paragraph">This example shows the use of the names number of game design patterns by the child adult. These are get the person animated, get an enemy in, changing the platforms into something different, make a theme tune.</text:p>
      <text:p text:style-name="Text_20_body">Here the overall patterns are referred to briefly using short cut names.</text:p>
      <text:p text:style-name="Text_20_body">While the planning discussion happens the child is concurrently testing their game. At this stage of the design some have been imagined and perhaps partly worked on and dis-guarded.</text:p>
      <text:p text:style-name="Text_20_body">This interchange shows a tension between a more chaotic style of working jumping from one goal to another and potential resolution with parental dialogue prioritising work to be done.</text:p>
      <text:p text:style-name="Text_20_body">NOTE: discuss the non-linear resources provided. Link this to Eriksson and collegeagues research.</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Father describes the childs’ behaviour as jumping all over the place, but reviewing video data shows a more complex picture.</text:p>
      <text:p text:style-name="Text_20_body">INSERT ANOTHER EXAMPLE FROM SESSION - STARTING TO CHANGE TO DIVISION OF LABOUR</text:p>
      <text:p text:style-name="Text_20_body">Here, after a blockage, the child suggests continuing with activities to fit their existing skill set of creating assets in non-code / GUI environments, both with the familiar graphical asset tool Piskel and exploring new territory by researching an seeking a new tool for creating audio assets, specifically a background theme tune . The child appears to make a tactical decision allowing the father to piece things together in the code based program.</text:p>
      <text:p text:style-name="Text_20_body">While the father seems keen to prioritise and then complete one pattern, the child takes a more piecemeal approach.</text:p>
      <text:p text:style-name="Text_20_body">In this session the father then gets drawn into creating audio assets after observing his son searching for suitable tools. It is he that is distracted from his stated task rather than the child.</text:p>
      <text:p text:style-name="Text_20_body">The aspect of division on labour is explored on more depth in the following section.</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d.</text:p>
      <text:p text:style-name="Text_20_body"><text:soft-page-break/>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 See transcript of interaction for - &lt;Files\2019-03-11–fi_ma_pt1_TOCODE&gt; - 18.00 mins</text:p>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text:p>
      <text:p text:style-name="Text_20_body">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p text:style-name="Text_20_body">Here the child has a powerful position but misses a chance to develop useful communication skills.</text:p>
      <text:p text:style-name="Text_20_body">The parent here takes great pride in the graphical work being done. This allows them a level of participation which is helpful without being stuck on more tricky technical or code related problems. The design which allows choice of GDPs facilitates this. The process of building an identity as an individual or a family is shown in this families work on graphics.</text:p>
      <text:p text:style-name="Text_20_body">ADD TRANSCRIPT EXAMPLE FROM - 2019-03-18-mi Mi - Oh thank you very much. I’m very proud.</text:p>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text:soft-page-break/>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 The transition from adding one GDP involves playtesting, which then often led to the identification of a next GDP to implement.</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3" text:outline-level="3"><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gdps-to-support-flexible-iterative-design-practices"/>GDPs to support Flexible (Iterative) Design Practices<text:bookmark-end text:name="gdps-to-support-flexible-iterative-design-practices"/></text:h>
      <text:p text:style-name="First_20_paragraph">Iterative agile design is a highly cultural / interpersonal process.</text:p>
      <text:p text:style-name="Text_20_body"><text:soft-page-break/>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FIND TRANSCRIPT / NOTES OF A PLANNING PAIR TO ILLUSTRATE THE FOLLOWING.</text:p>
      <text:list xml:id="list1327592576" text:style-name="L25">
        <text:list-item>
          <text:p text:style-name="P29">Well suited to build a repeated design practice.</text:p>
        </text:list-item>
        <text:list-item>
          <text:p text:style-name="P29">Especially with starting documents,</text:p>
        </text:list-item>
        <text:list-item>
          <text:p text:style-name="P29">Small changes had big effects.</text:p>
        </text:list-item>
        <text:list-item>
          <text:p text:style-name="P29">Variable changes needed immediate testing.</text:p>
        </text:list-item>
      </text:list>
      <text:p text:style-name="First_20_paragraph">While the design suits repeated design practice as illustrated by the example above, not all pairs or individuals interacted with GDP in such a neat way. A later discussion section in this chapter illustrates a more complex interaction with design stages.</text:p>
      <text:h text:style-name="Heading_20_3" text:outline-level="3"><text:bookmark-start text:name="interaction-of-gdps-and-designing-for-others-as-a-method"/>Interaction of GDPs and designing for others as a method<text:bookmark-end text:name="interaction-of-gdps-and-designing-for-others-as-a-method"/></text:h>
      <text:p text:style-name="First_20_paragraph">As discussed, one interpretation - the one used here - of GDP focus on recognisable behaviour rather than hidden constructs or code patterns.</text:p>
      <text:p text:style-name="Text_20_body">This helps a focus on change that others will observe and thus help participants to design for others.</text:p>
      <text:p text:style-name="Text_20_body">Playtesing as a regular practice is another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Value of design as a process, to see surrounding world as a designed experience, Latour.</text:p>
      <text:h text:style-name="Heading_20_2" text:outline-level="2"><text:bookmark-start text:name="gdps-and-the-personal-plane"/>GDPs and the Personal Plane<text:bookmark-end text:name="gdps-and-th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text:soft-page-break/>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xml:id="list2251182410" text:style-name="L26">
        <text:list-item>
          <text:p text:style-name="P30">quick summary of Rogoff’s take on personal appropriation compared to a transmission model of knowledge &amp; that participants re-contribute their experience of knowledge beck into the social mix</text:p>
        </text:list-item>
        <text:list-item>
          <text:p text:style-name="P30">e.g - GDPs used in this research program were mutually created based on feedback from participants</text:p>
        </text:list-item>
        <text:list-item>
          <text:p text:style-name="P30">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or-not"/>Game Design Patterns as a way to give language to participants when sharing back to Community (or not)<text:bookmark-end text:name="game-design-patterns-as-a-way-to-give-language-to-participants-when-sharing-back-to-community-or-not"/></text:h>
      <text:p text:style-name="First_20_paragraph">Example - 2019-03-18 - Sh &amp; Th Contrast general lack of confidence with ability to share back progress and decisions using language afforded by GDPs. Include excerpt? 1.05 - Looking for Th using GDP language - as well ask drawing on other home interests.</text:p>
      <text:p text:style-name="Text_20_body">This is also dealt with above “GDPs propagation through peer activity”</text:p>
      <text:p text:style-name="Text_20_body">Find another example?</text:p>
      <text:p text:style-name="Text_20_body">However, this use of language is not universally taken advantage of. Take the following interaction between parent Mi and her daughter Ne. The mother wants to export</text:p>
      <text:p text:style-name="Text_20_body">Ne appears reluctant to help at first and when she does she is mostly non-verbal and makes changes quickly in a way that her mother cannot then follow or replicate.</text:p>
      <text:p text:style-name="Text_20_body">The pattern we see here is less relatable to every day game constructs in the way a game mechanic is. The pattern involved here is a coding pattern and a pattern in process. In code terms you need to add asset in preload, change name in create. In process terms you also need to export in correct format, note location of download, then using the editing tool locate and upload to correct area of the project file structure.</text:p>
      <text:p text:style-name="Text_20_body">We can explore this behaviour from the child’s perspective using terms from Activity Theory. The process of exporting and importing has become an ‘operation’ for Ne through repeated practic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h text:style-name="Heading_20_3" text:outline-level="3"><text:bookmark-start text:name="gdp-as-a-way-to-explore-computational-thinking-concepts"/>GDP as a way to explore Computational Thinking Concepts<text:bookmark-end text:name="gdp-as-a-way-to-explore-computational-thinking-concepts"/></text:h>
      <text:p text:style-name="First_20_paragraph">Summary to come. Introduce concrete and abstract.</text:p>
      <text:p text:style-name="Text_20_body">Open discussion to complete in the next chapter. See outline here - &gt; insert link. https://mickfuzz.github.io/phd4/chapter/2022/09/07/Results-Maps.html</text:p>
      <text:h text:style-name="Heading_20_2" text:outline-level="2"><text:bookmark-start text:name="representing-coded-the-patterns-of-activity-via-coded-data"/><text:soft-page-break/>Representing Coded the Patterns of Activity via coded data<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We can to examine patterns of activity is through an analysis of the coded video interactions. The coding structure decided upon and the process of coding in five minutes sections.</text:p>
      <text:p text:style-name="Text_20_body">Note The full coding scheme will be included here. https://docs.google.com/document/d/19PafC_w_7uObYL4v86IGeeFZTw2yKxjHfP_k85rHk_s/edit?usp=sharing</text:p>
      <text:p text:style-name="Text_20_body">The main schemes as below.</text:p>
      <text:list xml:id="list615481365" text:style-name="L27">
        <text:list-item>
          <text:p text:style-name="P31">Design Stages -</text:p>
        </text:list-item>
        <text:list-item>
          <text:p text:style-name="P31">Interaction Description -</text:p>
        </text:list-item>
        <text:list-item>
          <text:p text:style-name="P31">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xml:id="list2081018967" text:style-name="L28">
        <text:list-item>
          <text:p text:style-name="P32">Question One: During which design phase does parent-child pair interaction happen most frequently?</text:p>
        </text:list-item>
        <text:list-item>
          <text:p text:style-name="P32">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text:soft-page-break/>Discussion on data<text:bookmark-end text:name="discussion-on-data"/></text:h>
      <text:p text:style-name="First_20_paragraph">For the first question only suitable pairs were chosen. This removes a lot of validity from any generalisation of claims that could be made. 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ext:soft-page-break/>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ing.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s exist like rhizomatic approaches.</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3" text:outline-level="3"><text:bookmark-start text:name="discussing-game-design-patterns-as-a-tool-to-expose-and-give-participants-a-language-to-discuss-tensions-practitioner-focus"/>Discussing Game design patterns as a tool to expose and give participants a language to discuss tensions (Practitioner focus)<text:bookmark-end text:name="discussing-game-design-patterns-as-a-tool-to-expose-and-give-participants-a-language-to-discuss-tensions-practitioner-focu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text:soft-page-break/>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p text:style-name="Text_20_body">NOTE - RETURN TO THEIR EXTENSIVE LIST OF ERIKSSON - AND THE DESIGN CHOICE OF HOW BIG A LIST TO MAKE ESPECIALLY FOR NOVICE CODERS</text:p>
      <text:p text:style-name="Text_20_body">NOTE - Compare to format of existing resources which are more linear in format.</text:p>
      <text:h text:style-name="Heading_20_3" text:outline-level="3"><text:bookmark-start text:name="discussion---pumping-up-the-jam---allowing-for-improvisation-in-design-process."/>Discussion - Pumping up the Jam - allowing for improvisation in design process.<text:bookmark-end text:name="discussion---pumping-up-the-jam---allowing-for-improvisation-in-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text:p>
      <text:p text:style-name="Text_20_body">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In professional coding programmes design patterns, particularly in object-oriented approaches, are seen as a useful middle ground between abstract CT concepts and more concrete techniques. Find proffessional source here or before.</text:p>
      <text:p text:style-name="Text_20_body">See notes here https://docs.google.com/document/d/1my3iDjivq64gdcXsmwqKVP0QJMDvfBN3MsD0FoeI4Qs/edit</text:p>
      <text:p text:style-name="Text_20_body">There are the advantages of both a relatable, tangible shape of unit of activity linked to a <text:soft-page-break/>community of practice.</text:p>
      <text:p text:style-name="Text_20_body">They also include a more abstract / and thus N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Firstly how wide should reuse be imagined? To other coding projects? Or wider claims as with Wing’s interpretation of CT.</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We can see evidence of both the potential for reusable elements of knowledge and practice involving practice in the following ways;</text:p>
      <text:list xml:id="list1063567612" text:style-name="L29">
        <text:list-item>
          <text:p text:style-name="P33">Use of levels as a array which is parsed by a loop to create layout</text:p>
        </text:list-item>
        <text:list-item>
          <text:p text:style-name="P33">Functions - code patching into the right area</text:p>
        </text:list-item>
        <text:list-item>
          <text:p text:style-name="P33">Complicated if statements</text:p>
        </text:list-item>
        <text:list-item>
          <text:p text:style-name="P33">Other examples of computing construct which novices use without full understanding.</text:p>
        </text:list-item>
      </text:list>
      <text:p text:style-name="First_20_paragraph">In the following chapter, the potential to explore Computational Thinking is discussed on more depth.</text:p>
      <text:h text:style-name="Heading_20_3" text:outline-level="3"><text:bookmark-start text:name="design-patterns-as-a-teaching-aid-in-informal-vs-formal-environments"/>Design patterns as a teaching aid in informal vs formal environments<text:bookmark-end text:name="design-patterns-as-a-teaching-aid-in-informal-vs-formal-environments"/></text:h>
      <text:p text:style-name="First_20_paragraph">See journal notes and contrast with existing research with GDP, and learner choice, and levels of abstraction techniques</text:p>
      <text:p text:style-name="Text_20_body">From the literature what are complexities involving the practitioner practicalities? What does this research add to these debates?</text:p>
      <text:p text:style-name="Text_20_body">One to one instruction to explain concepts is ideal but unrealistic in classrooms.</text:p>
      <text:h text:style-name="Heading_20_2" text:outline-level="2"><text:bookmark-start text:name="final-section---synthesis"/>Final Section - Synthesis<text:bookmark-end text:name="final-section---synthesis"/></text:h>
      <text:p text:style-name="First_20_paragraph">Summary on contribution to existing research</text:p>
      <text:p text:style-name="Text_20_body">Bring more synthesis here especially in translation of design elements due to this context</text:p>
      <text:p text:style-name="Text_20_body">Ideas to develop:</text:p>
      <text:list xml:id="list856084465" text:style-name="L30">
        <text:list-item>
          <text:p text:style-name="P34">Whereas Game Jams focus on x, 3m has a focus on y.</text:p>
        </text:list-item>
        <text:list-item>
          <text:p text:style-name="P34">GDP and types of errors?</text:p>
        </text:list-item>
      </text:list>
      <text:h text:style-name="Heading_20_3" text:outline-level="3"><text:bookmark-start text:name="weaknesses-of-the-gdp-construct"/>Weaknesses of the GDP construct<text:bookmark-end text:name="weaknesses-of-the-gdp-construct"/></text:h>
      <text:p text:style-name="First_20_paragraph">The interpretation of GDP that this thesis adopts contains some weaknesses. The specificity of the term is weak in that in seeking to categorise a wide diversity of features that participants would want to add to the game to fulfil a pedagogical motivation of providing guidance and <text:soft-page-break/>inspiration to the novice designers.</text:p>
      <text:p text:style-name="Text_20_body">The pragmatic nature of this interpretation can be contrasted to more formal definitions of say Game Mechanics related to user actions in the game <text:reference-mark-start text:name="ZOTERO_ITEM CSL_CITATION {&quot;citationID&quot;:&quot;jbalbgzx&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1cHZijJbUI"/>(Sicart, 2008)<text:reference-mark-end text:name="ZOTERO_ITEM CSL_CITATION {&quot;citationID&quot;:&quot;jbalbgzx&quot;,&quot;properties&quot;:{&quot;formattedCitation&quot;:&quot;(Sicart, 2008)&quot;,&quot;plainCitation&quot;:&quot;(Sicart, 2008)&quot;,&quot;noteIndex&quot;:0},&quot;citationItems&quot;:[{&quot;id&quot;:2435,&quot;uris&quot;:[&quot;http://zotero.org/users/1913249/items/YHQ24J6K&quot;],&quot;itemData&quot;:{&quot;id&quot;:2435,&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container-title&quot;:&quot;Game Studies. The International Journal of Computer Game Research&quot;,&quot;source&quot;:&quot;ResearchGate&quot;,&quot;title&quot;:&quot;Defining Game Mechanics&quot;,&quot;volume&quot;:&quot;8&quot;,&quot;author&quot;:[{&quot;family&quot;:&quot;Sicart&quot;,&quot;given&quot;:&quot;Miguel&quot;}],&quot;issued&quot;:{&quot;date-parts&quot;:[[&quot;2008&quot;,12,1]]},&quot;citation-key&quot;:&quot;sicart_defining_2008&quot;},&quot;prefix&quot;:&quot;&quot;,&quot;suffix&quot;:&quot;&quot;}],&quot;schema&quot;:&quot;https://github.com/citation-style-language/schema/raw/master/csl-citation.json&quot;} RND1cHZijJbUI"/>. THIS CAN BE EXPANDED</text:p>
      <text:p text:style-name="Text_20_body">Let’s explore the case of the area of GDP of Game Polish and Game Challenge.</text:p>
      <text:p text:style-name="Text_20_body">For example while the This is particularly In Game Polish, these were more aesthetic and narrative choices do not fall neatly in to the argument being constructed around the creative use of GDPs. For example, some participants, specifically one who came as a friend of of others and didn’t have direct parental help, spent a majority of times especially if assets are being replaced.</text:p>
      <text:p text:style-name="P36">It is perhaps the term pattern that is problematic here. It may imply a repeatable structural element rather than an aesthetic choices. Other academics have given a wider name of game elements <text:reference-mark-start text:name="ZOTERO_ITEM CSL_CITATION {&quot;citationID&quot;:&quot;yyshtqjr&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FT7JQkfDph"/><text:span text:style-name="T6">(Tekinbaş et al., 2014)</text:span><text:reference-mark-end text:name="ZOTERO_ITEM CSL_CITATION {&quot;citationID&quot;:&quot;yyshtqjr&quot;,&quot;properties&quot;:{&quot;formattedCitation&quot;:&quot;(Tekinba\\uc0\\u351{} et al., 2014)&quot;,&quot;plainCitation&quot;:&quot;(Tekinbaş et al., 2014)&quot;,&quot;noteIndex&quot;:0},&quot;citationItems&quot;:[{&quot;id&quot;:2861,&quot;uris&quot;:[&quot;http://zotero.org/users/1913249/items/4MPYQYG9&quot;],&quot;itemData&quot;:{&quot;id&quot;:2861,&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schema&quot;:&quot;https://github.com/citation-style-language/schema/raw/master/csl-citation.json&quot;} RNDFT7JQkfDph"/> or lenses <text:reference-mark-start text:name="ZOTERO_ITEM CSL_CITATION {&quot;citationID&quot;:&quot;prwlykvr&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ZfCtAbhGID"/>(Schell, 2008)<text:reference-mark-end text:name="ZOTERO_ITEM CSL_CITATION {&quot;citationID&quot;:&quot;prwlykvr&quot;,&quot;properties&quot;:{&quot;formattedCitation&quot;:&quot;(Schell, 2008)&quot;,&quot;plainCitation&quot;:&quot;(Schell, 2008)&quot;,&quot;noteIndex&quot;:0},&quot;citationItems&quot;:[{&quot;id&quot;:2747,&quot;uris&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ZfCtAbhGID"/>. However from the novice designers’ perspective, there are elements of patterns invovled.</text:p>
      <text:p text:style-name="Text_20_body">For example we can</text:p>
      <text:h text:style-name="Heading_20_3" text:outline-level="3"><text:bookmark-start text:name="link-paragraph"/>Link Paragraph<text:bookmark-end text:name="link-paragraph"/></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xml:id="list2629783667" text:style-name="L31">
        <text:list-item>
          <text:p text:style-name="P35">supporting reflection on design and coding concepts / skills.</text:p>
        </text:list-item>
        <text:list-item>
          <text:p text:style-name="P35">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Preformatted_20_Text">Te: I don’t know er.</text:p>
      <text:p text:style-name="Preformatted_20_Text">Da: Well I tell you what .. muffled.</text:p>
      <text:p text:style-name="Preformatted_20_Text">Te: Erm - (navigates to list of GDP for platform game)</text:p>
      <text:p text:style-name="Preformatted_20_Text">De: So. You played them before didn’t you (indicating grid of games )</text:p>
      <text:p text:style-name="Preformatted_20_Text">Te: What do you mean?</text:p>
      <text:p text:style-name="Preformatted_20_Text">Da: The flying game that’s a different kind of game</text:p>
      <text:p text:style-name="Preformatted_20_Text"><text:soft-page-break/>Te: Oh like kind of like moving along kind of thing</text:p>
      <text:p text:style-name="Preformatted_20_Text">Da: Yeah and those where. There are games where you are in a world and you have to move around the world like pac-man (points down and moves an imaginary character around),</text:p>
      <text:p text:style-name="Preformatted_20_Text">Te: nod</text:p>
      <text:p text:style-name="Preformatted_20_Text">Da: There are games where things drop down like Tetris</text:p>
      <text:p text:style-name="Preformatted_20_Text">Te: … gam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Preformatted_20_Text">Da: It’s not a bad starting idea is it?</text:p>
      <text:p text:style-name="Preformatted_20_Text">Te: I suppose make a new one (begins the process of remixing game from the template)</text:p>
      <text:p text:style-name="First_20_paragraph">r</text:p>
      <text:section text:style-name="Sect1" text:name="ZOTERO_BIBL {&quot;uncited&quot;:[],&quot;omitted&quot;:[],&quot;custom&quot;:[]} CSL_BIBLIOGRAPHY RNDqpiGR3APCI">
        <text:p text:style-name="Bibliography_20_1">Blunden, A. (2010) <text:span text:style-name="T1">An Interdisciplinary Theory of Activity</text:span>. Leiden; Boston: Brill Academic Publishers.</text:p>
        <text:p text:style-name="Bibliography_20_1">Blunden, A. (ed.) (2014) <text:span text:style-name="T1">Collaborative projects: an interdisciplinary study</text:span>. Leiden ; Boston: Brill (Studies in critical social sciences, volume 66).</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Schell, J. (2008) <text:span text:style-name="T1">The Art of Game Design: A book of lenses</text:span>. 1 edition, Amsterdam ; Boston: CRC Press.</text:p>
        <text:p text:style-name="Bibliography_20_1">Sicart, M. (2008) ‘Defining Game Mechanics.’ <text:span text:style-name="T1">Game Studies. The International Journal of Computer Game Research</text:span>, 8, December.</text:p>
        <text:p text:style-name="Bibliography_20_1">Tekinbaş, K. S., Gresalfi, M., Peppler, K. A. and Santo, R. (2014) <text:span text:style-name="T1">Gaming the system: designing with Gamestar mechanic</text:span>. Cambridge, Massachusetts: The MIT Press (The John D. and Catherine T. Macarthur Foundation series on digital media and learning).</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 Chapter - Missions</dc:title>
    <dc:description/>
    <dc:subject/>
    <meta:keyword/>
    <meta:initial-creator/>
    <dc:creator>Mick Chesterman</dc:creator>
    <meta:creation-date>2023-02-01T14:47:11Z</meta:creation-date>
    <dc:date>2023-02-01T14:48:00.969111204</dc:date>
    <meta:editing-duration>PT26S</meta:editing-duration>
    <meta:editing-cycles>1</meta:editing-cycles>
    <meta:document-statistic meta:table-count="1" meta:image-count="0" meta:object-count="0" meta:page-count="26" meta:paragraph-count="521" meta:word-count="10443" meta:character-count="61650" meta:non-whitespace-character-count="51817"/>
    <meta:user-defined meta:name="ZOTERO_PREF_1">&lt;data data-version="3" zotero-version="6.0.18"&gt;&lt;session id="azazTe12"/&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